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52678" officeooo:paragraph-rsid="0015267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52678" officeooo:paragraph-rsid="001526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152678" officeooo:paragraph-rsid="001526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15b090" officeooo:paragraph-rsid="0015b090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UAL STUDIO CODE</text:p>
      <text:p text:style-name="P1"/>
      <text:p text:style-name="P1"/>
      <text:p text:style-name="P3">CTRL + K CTRL +S = <text:span text:style-name="T2">Abre a configuração de todos os atalhos do vscode</text:span></text:p>
      <text:p text:style-name="P3"><text:span text:style-name="T2"/></text:p>
      <text:p text:style-name="P4"><text:span text:style-name="T1">CTRL + K + C →</text:span><text:span text:style-name="T2"> <text:s/>Transforma a linha em comentário.</text:span></text:p>
      <text:p text:style-name="P4"><text:span text:style-name="T3"/></text:p>
      <text:p text:style-name="P4"><text:span text:style-name="T1">CTRL + K + U →</text:span><text:span text:style-name="T3"> </text:span><text:span text:style-name="T2">Tira linha do comentário.</text:span></text:p>
      <text:p text:style-name="P4"><text:span text:style-name="T3"/></text:p>
      <text:p text:style-name="P4"><text:span text:style-name="T1">CTRL + SHIFT + F →</text:span><text:span text:style-name="T2"> Arruma a formatação do código</text:span></text:p>
      <text:p text:style-name="P1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19:40.119665989</meta:creation-date>
    <dc:date>2023-05-08T11:05:19.581657470</dc:date>
    <meta:editing-duration>PT6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0" meta:character-count="223" meta:non-whitespace-character-count="177"/>
  </office:meta>
</office:document-meta>
</file>